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SFBX1200" svg:font-family="SFBX120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1mm"/>
    </style:style>
    <style:style style:name="ro1" style:family="table-row">
      <style:table-row-properties style:row-height="7.94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ro3" style:family="table-row">
      <style:table-row-properties style:row-height="5.36mm" fo:break-before="auto" style:use-optimal-row-height="false"/>
    </style:style>
    <style:style style:name="ro4" style:family="table-row">
      <style:table-row-properties style:row-height="6.58mm" fo:break-before="auto" style:use-optimal-row-height="false"/>
    </style:style>
    <style:style style:name="ro5" style:family="table-row">
      <style:table-row-properties style:row-height="8.64mm" fo:break-before="page" style:use-optimal-row-height="false"/>
    </style:style>
    <style:style style:name="ro6" style:family="table-row">
      <style:table-row-properties style:row-height="8.01mm" fo:break-before="auto" style:use-optimal-row-height="false"/>
    </style:style>
    <style:style style:name="ro7" style:family="table-row">
      <style:table-row-properties style:row-height="9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ce13" style:family="table-cell" style:parent-style-name="Default">
      <style:text-properties style:text-outline="false" style:text-line-through-style="none" style:text-line-through-type="none" style:font-name="Arial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2" style:family="table-cell" style:parent-style-name="Default" style:data-style-name="N0">
      <style:text-properties fo:font-size="11pt" style:font-size-asian="11pt" style:font-size-complex="11pt"/>
    </style:style>
    <style:style style:name="ce3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al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glyph-orientation-vertical="0" fo:border-bottom="2.49pt double-thin #000000" style:border-line-width-bottom="0.18mm 0.53mm 0.18mm" fo:background-color="#e6e6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</style:style>
    <style:style style:name="ce19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al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35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5pt" style:font-size-asian="15pt" style:font-name-complex="Arial" style:font-size-complex="15pt"/>
    </style:style>
    <style:style style:name="ce3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5pt" style:font-size-asian="15pt" style:font-name-complex="Arial" style:font-size-complex="15pt"/>
    </style:style>
    <style:style style:name="ce37" style:family="table-cell" style:parent-style-name="Default">
      <style:table-cell-properties style:glyph-orientation-vertical="0" fo:border-bottom="2.49pt double-thin #000000" style:border-line-width-bottom="0.18mm 0.53mm 0.18mm" fo:background-color="#e6e6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text-outline="false" style:text-line-through-style="none" style:text-line-through-type="none" style:font-name="Arial" fo:font-size="15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5pt" style:language-asian="zh" style:country-asian="CN" style:font-style-asian="normal" style:font-weight-asian="normal" style:font-name-complex="Arial" style:font-size-complex="1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glyph-orientation-vertical="0" fo:background-color="#ccff99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glyph-orientation-vertical="0" fo:background-color="#ccccff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ce40" style:family="table-cell" style:parent-style-name="Default">
      <style:table-cell-properties style:glyph-orientation-vertical="0" fo:border-bottom="2.49pt double-thin #000000" style:border-line-width-bottom="0.18mm 0.53mm 0.18mm" fo:background-color="#e6e6ff" style:diagonal-bl-tr="none" style:diagonal-tl-br="none" style:text-align-source="fix" style:repeat-content="false" fo:wrap-option="no-wrap" fo:border-left="2.49pt double-thin #000000" style:border-line-width-left="0.18mm 0.53mm 0.18mm" style:direction="ltr" fo:padding="0.71mm" fo:border-right="2.49pt double-thin #000000" style:border-line-width-right="0.18mm 0.53mm 0.18mm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mm" style:writing-mode="page"/>
      <style:text-properties style:font-name="Arial" fo:font-size="15pt" style:font-size-asian="15pt" style:font-name-complex="Arial" style:font-size-complex="15pt"/>
    </style:style>
    <style:style style:name="ce8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0" style:family="table-cell" style:parent-style-name="Default" style:data-style-name="N0"/>
    <style:style style:name="ce21" style:family="table-cell" style:parent-style-name="Default" style:data-style-name="N0">
      <style:table-cell-properties fo:border-bottom="none" fo:border-left="0.06pt solid #000000" fo:border-right="none" fo:border-top="0.06pt solid #000000"/>
    </style:style>
    <style:style style:name="ce22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23" style:family="table-cell" style:parent-style-name="Default">
      <style:table-cell-properties fo:border-bottom="none" fo:border-left="0.06pt solid #000000" fo:border-right="none" fo:border-top="none"/>
    </style:style>
    <style:style style:name="ce24" style:family="table-cell" style:parent-style-name="Default">
      <style:table-cell-properties fo:border-bottom="0.06pt solid #000000" fo:border-left="0.06pt solid #000000" fo:border-right="none" fo:border-top="none"/>
    </style:style>
    <style:style style:name="ce25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26" style:family="table-cell" style:parent-style-name="Default" style:data-style-name="N0">
      <style:table-cell-properties fo:border="none"/>
    </style:style>
    <style:style style:name="ce27" style:family="table-cell" style:parent-style-name="Default">
      <style:table-cell-properties fo:border-bottom="0.06pt solid #000000" fo:border-left="none" fo:border-right="none" fo:border-top="none"/>
    </style:style>
    <style:style style:name="ce28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29" style:family="table-cell" style:parent-style-name="Default" style:data-style-name="N0">
      <style:text-properties fo:color="#000000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0.06pt solid #000000"/>
    </style:style>
    <style:style style:name="ce32" style:family="table-cell" style:parent-style-name="Default">
      <style:table-cell-properties fo:border-bottom="none" fo:border-left="none" fo:border-right="0.06pt solid #000000" fo:border-top="none"/>
    </style:style>
    <style:style style:name="ce33" style:family="table-cell" style:parent-style-name="Default">
      <style:table-cell-properties fo:border-bottom="0.06pt solid #000000" fo:border-left="none" fo:border-right="0.06pt solid #000000" fo:border-top="none"/>
    </style:style>
    <style:style style:name="ce57" style:family="table-cell" style:parent-style-name="Default">
      <style:table-cell-properties style:glyph-orientation-vertical="0" fo:background-color="#ccff99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font-name="Arial" fo:font-size="15pt" style:font-size-asian="15pt" style:font-name-complex="Arial" style:font-size-complex="15pt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2.49pt double-thin #000000" style:border-line-width="0.18mm 0.53mm 0.18mm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5pt" fo:font-style="normal" fo:text-shadow="none" style:text-underline-style="none" fo:font-weight="normal" style:font-size-asian="15pt" style:font-style-asian="normal" style:font-weight-asian="normal" style:font-name-complex="Arial" style:font-size-complex="15pt" style:font-style-complex="normal" style:font-weight-complex="normal"/>
    </style:style>
    <style:style style:name="gr1" style:family="graphic">
      <style:graphic-properties draw:stroke="none" svg:stroke-color="#000000" draw:fill="none" draw:fill-color="#ffffff" fo:min-height="42.09mm"/>
    </style:style>
    <style:style style:name="gr2" style:family="graphic">
      <style:graphic-properties svg:stroke-width="0.5mm" draw:marker-start-width="2.75mm" draw:marker-end="Arrow" draw:marker-end-width="2.75mm" draw:textarea-horizontal-align="center" draw:textarea-vertical-align="middle" fo:padding-top="0.25mm" fo:padding-bottom="0.25mm" fo:padding-left="0.25mm" fo:padding-right="0.25mm"/>
    </style:style>
    <style:style style:name="gr3" style:family="graphic">
      <style:graphic-properties svg:stroke-width="0mm" draw:marker-start-width="2mm" draw:marker-end="Arrow" draw:marker-end-width="2mm" draw:textarea-horizontal-align="center" draw:textarea-vertical-align="middle" fo:padding-top="0mm" fo:padding-bottom="0mm" fo:padding-left="0mm" fo:padding-right="0mm"/>
    </style:style>
    <style:style style:name="gr4" style:family="graphic">
      <style:graphic-properties draw:marker-end="Arrow" draw:marker-end-width="2mm" draw:textarea-horizontal-align="center" draw:textarea-vertical-align="middle"/>
    </style:style>
    <style:style style:name="gr5" style:family="graphic">
      <style:graphic-properties svg:stroke-width="0.4mm" draw:marker-start-width="2.6mm" draw:marker-end="Arrow" draw:marker-end-width="2.6mm" draw:textarea-horizontal-align="center" draw:textarea-vertical-align="middle" fo:padding-top="0.2mm" fo:padding-bottom="0.2mm" fo:padding-left="0.2mm" fo:padding-right="0.2mm"/>
    </style:style>
    <style:style style:name="gr6" style:family="graphic">
      <style:graphic-properties draw:marker-end="Arrow" draw:marker-end-width="2mm" draw:textarea-horizontal-align="center" draw:textarea-vertical-align="middle"/>
    </style:style>
    <style:style style:name="gr7" style:family="graphic">
      <style:graphic-properties draw:stroke="none" svg:stroke-color="#000000" draw:fill="none" draw:fill-color="#ffffff" fo:min-height="43.16mm"/>
    </style:style>
    <style:style style:name="gr8" style:family="graphic">
      <style:graphic-properties draw:stroke="none" svg:stroke-color="#000000" draw:fill="none" draw:fill-color="#ffffff" fo:min-height="43.69mm"/>
    </style:style>
    <style:style style:name="gr9" style:family="graphic">
      <style:graphic-properties draw:stroke="none" svg:stroke-color="#000000" draw:fill="none" draw:fill-color="#ffffff" fo:min-height="42.62mm"/>
    </style:style>
    <style:style style:name="gr10" style:family="graphic">
      <style:graphic-properties draw:stroke="none" svg:stroke-color="#000000" draw:fill="none" draw:fill-color="#ffffff" fo:min-height="41.01mm"/>
    </style:style>
    <style:style style:name="gr11" style:family="graphic">
      <style:graphic-properties draw:stroke="none" svg:stroke-color="#000000" draw:fill="none" draw:fill-color="#ffffff" fo:min-height="41.28mm"/>
    </style:style>
    <style:style style:name="gr12" style:family="graphic">
      <style:graphic-properties draw:stroke="none" svg:stroke-color="#000000" draw:fill="none" draw:fill-color="#ffffff" fo:min-height="41.82mm"/>
    </style:style>
    <style:style style:name="gr13" style:family="graphic">
      <style:graphic-properties draw:stroke="none" svg:stroke-color="#000000" draw:fill="none" draw:fill-color="#ffffff" fo:min-height="41.55mm"/>
    </style:style>
    <style:style style:name="gr14" style:family="graphic">
      <style:graphic-properties draw:stroke="none" svg:stroke-color="#000000" draw:fill="none" draw:fill-color="#ffffff" fo:min-height="42.08mm"/>
    </style:style>
    <style:style style:name="gr15" style:family="graphic">
      <style:graphic-properties draw:stroke="none" svg:stroke-color="#000000" draw:fill="none" draw:fill-color="#ffffff" fo:min-height="42.35mm"/>
    </style:style>
    <style:style style:name="gr16" style:family="graphic">
      <style:graphic-properties draw:stroke="none" svg:stroke-color="#000000" draw:fill="none" draw:fill-color="#ffffff" fo:min-height="38.35m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style:font-family-generic="roman" fo:font-size="12pt"/>
    </style:style>
    <style:style style:name="T1" style:family="text">
      <style:text-properties style:font-name="Segoe UI Symbol" fo:font-size="12pt" style:font-size-asian="12pt" style:font-size-complex="12pt"/>
    </style:style>
    <style:style style:name="T2" style:family="text">
      <style:text-properties style:font-name="Segoe UI Symbol" fo:font-size="12pt" style:font-name-asian="SFBX1200" style:font-size-asian="12pt" style:font-name-complex="SFBX1200" style:font-size-complex="12pt"/>
    </style:style>
    <style:style style:name="T3" style:family="text">
      <style:text-properties fo:font-family="Calibri" style:font-family-generic="swiss" style:font-pitch="variable" fo:font-size="13pt" style:font-size-asian="13pt" style:font-size-complex="13pt"/>
    </style:style>
    <style:style style:name="T4" style:family="text">
      <style:text-properties fo:font-family="Calibri" style:font-family-generic="swiss" style:font-pitch="variable" fo:font-size="13pt" style:font-size-asian="13pt" style:font-size-complex="13pt"/>
    </style:style>
    <style:style style:name="T5" style:family="text">
      <style:text-properties fo:font-family="SFRM1095" fo:font-size="11pt" style:font-family-asian="SFRM1095" style:font-size-asian="11pt" style:font-family-complex="SFRM1095" style:font-size-complex="11pt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shapes>
          <draw:frame draw:z-index="0" draw:style-name="gr1" draw:text-style-name="P2" svg:width="42.72mm" svg:height="42.09mm" svg:x="66.58mm" svg:y="28.81mm">
            <draw:text-box>
              <text:p text:style-name="P1"><text:s text:c="2"/></text:p>
              <text:p text:style-name="P1"><text:span text:style-name="T1">Le Joueur 1 déplace <text:s/></text:span></text:p>
              <text:p text:style-name="P1"><text:span text:style-name="T1"><text:s/></text:span><text:span text:style-name="T1">Le pion F2 un déplacement à</text:span><text:span text:style-name="T2"> <text:s/>domicile à la case E2</text:span></text:p>
              <text:p text:style-name="P1"><text:span text:style-name="T2">( haut voisin )</text:span></text:p>
            </draw:text-box>
          </draw:frame>
          <draw:line draw:z-index="1" draw:style-name="gr2" draw:text-style-name="P1" svg:x1="21.08mm" svg:y1="56.96mm" svg:x2="21.08mm" svg:y2="49.72mm">
            <text:p/>
          </draw:line>
          <draw:line draw:z-index="2" draw:style-name="gr3" draw:text-style-name="P1" svg:x1="32.73mm" svg:y1="193.9mm" svg:x2="24.96mm" svg:y2="193.63mm">
            <text:p/>
          </draw:line>
          <draw:line draw:z-index="3" draw:style-name="gr4" draw:text-style-name="P1" svg:x1="21.92mm" svg:y1="320.19mm" svg:x2="28.86mm" svg:y2="320.19mm">
            <text:p/>
          </draw:line>
          <draw:line draw:z-index="4" draw:style-name="gr4" draw:text-style-name="P1" svg:x1="33.3mm" svg:y1="468.6mm" svg:x2="33.02mm" svg:y2="474.5mm">
            <text:p/>
          </draw:line>
          <draw:line draw:z-index="5" draw:style-name="gr4" draw:text-style-name="P1" svg:x1="27.74mm" svg:y1="583.88mm" svg:x2="40.78mm" svg:y2="583.88mm">
            <text:p/>
          </draw:line>
          <draw:line draw:z-index="6" draw:style-name="gr5" draw:text-style-name="P1" svg:x1="57.14mm" svg:y1="714.46mm" svg:x2="43.82mm" svg:y2="702.67mm">
            <text:p/>
          </draw:line>
          <draw:line draw:z-index="7" draw:style-name="gr6" draw:text-style-name="P1" svg:x1="39.1mm" svg:y1="840.75mm" svg:x2="52.42mm" svg:y2="841.02mm">
            <text:p/>
          </draw:line>
          <draw:line draw:z-index="8" draw:style-name="gr4" draw:text-style-name="P1" svg:x1="27.74mm" svg:y1="971.83mm" svg:x2="40.22mm" svg:y2="960.3mm">
            <text:p/>
          </draw:line>
          <draw:line draw:z-index="9" draw:style-name="gr4" draw:text-style-name="P1" svg:x1="39.12mm" svg:y1="961.11mm" svg:x2="52.71mm" svg:y2="961.38mm">
            <text:p/>
          </draw:line>
          <draw:line draw:z-index="10" draw:style-name="gr4" draw:text-style-name="P1" svg:x1="51.87mm" svg:y1="962.17mm" svg:x2="51.87mm" svg:y2="972.63mm">
            <text:p/>
          </draw:line>
          <draw:frame draw:z-index="11" draw:style-name="gr7" draw:text-style-name="P2" svg:width="43.27mm" svg:height="43.16mm" svg:x="66.58mm" svg:y="164.1mm">
            <draw:text-box>
              <text:p text:style-name="P1"><text:s text:c="3"/></text:p>
              <text:p text:style-name="P1"><text:span text:style-name="T3"/></text:p>
              <text:p text:style-name="P1"><text:span text:style-name="T3">Le joueur 1 déplace le pion F4 vers F3 par un déplacement à domicile</text:span></text:p>
              <text:p text:style-name="P1"><text:span text:style-name="T3">( gauche voisin )</text:span></text:p>
            </draw:text-box>
          </draw:frame>
          <draw:frame draw:z-index="12" draw:style-name="gr8" draw:text-style-name="P3" svg:width="43.83mm" svg:height="43.69mm" svg:x="72.4mm" svg:y="284.19mm">
            <draw:text-box>
              <text:p text:style-name="P1"/>
              <text:p text:style-name="P1"/>
              <text:p text:style-name="P1"><text:span text:style-name="T4">Le joueur 1 déplace le pion G1 vers G2 par un déplacement à domicile</text:span></text:p>
              <text:p text:style-name="P1"><text:span text:style-name="T4">( <text:s/>droite voisin )</text:span></text:p>
            </draw:text-box>
          </draw:frame>
          <draw:frame draw:z-index="13" draw:style-name="gr9" draw:text-style-name="P3" svg:width="43.55mm" svg:height="42.62mm" svg:x="72.68mm" svg:y="432.87mm">
            <draw:text-box>
              <text:p text:style-name="P1"/>
              <text:p text:style-name="P1"><text:span text:style-name="T4"/></text:p>
              <text:p text:style-name="P1"><text:span text:style-name="T4">Le joueur 1 déplace le pion G3 vers H3 par un déplacement à domicile</text:span></text:p>
              <text:p text:style-name="P1"><text:span text:style-name="T4">( bas voisin )</text:span></text:p>
            </draw:text-box>
          </draw:frame>
          <draw:frame draw:z-index="14" draw:style-name="gr10" draw:text-style-name="P3" svg:width="43.28mm" svg:height="41.01mm" svg:x="72.4mm" svg:y="548.93mm">
            <draw:text-box>
              <text:p text:style-name="P1"/>
              <text:p text:style-name="P1"/>
              <text:p text:style-name="P1"><text:span text:style-name="T4"><text:s/></text:span><text:span text:style-name="T4">Le joueur 1 déplace le <text:s text:c="3"/>pion G2 vers G5 par un déplacement à domicile</text:span></text:p>
              <text:p text:style-name="P1"><text:span text:style-name="T4">( droite non-voisin ) </text:span></text:p>
            </draw:text-box>
          </draw:frame>
          <draw:frame draw:z-index="15" draw:style-name="gr1" draw:text-style-name="P3" svg:width="43.56mm" svg:height="42.09mm" svg:x="72.4mm" svg:y="679.19mm">
            <draw:text-box>
              <text:p text:style-name="P1"/>
              <text:p text:style-name="P1"/>
              <text:p text:style-name="P1"><text:span text:style-name="T4">Le joueur 1 déplace le pion G7 vers E5 par un déplacement par saut</text:span></text:p>
              <text:p text:style-name="P1"><text:span text:style-name="T4"><text:s/></text:span><text:span text:style-name="T4">( diagonale )</text:span></text:p>
            </draw:text-box>
          </draw:frame>
          <draw:frame draw:z-index="16" draw:style-name="gr11" draw:text-style-name="P3" svg:width="43.27mm" svg:height="41.28mm" svg:x="72.4mm" svg:y="806.24mm">
            <draw:text-box>
              <text:p text:style-name="P1"/>
              <text:p text:style-name="P1"/>
              <text:p text:style-name="P1"><text:span text:style-name="T4"><text:s/></text:span><text:span text:style-name="T4">Le joueur 1 déplace le <text:s text:c="3"/>pion G4 vers G6 par un déplacement par saut</text:span></text:p>
              <text:p text:style-name="P1"><text:span text:style-name="T4">( droite voisin )</text:span></text:p>
            </draw:text-box>
          </draw:frame>
          <draw:frame draw:z-index="17" draw:style-name="gr12" draw:text-style-name="P3" svg:width="41.6mm" svg:height="41.82mm" svg:x="72.97mm" svg:y="937.31mm">
            <draw:text-box>
              <text:p text:style-name="P1"><text:s text:c="3"/></text:p>
              <text:p text:style-name="P1"/>
              <text:p text:style-name="P1"><text:span text:style-name="T4"><text:s/></text:span><text:span text:style-name="T4">Le joueur 1 déplace le pion G2 vers G6 par un déplacement par saut </text:span></text:p>
              <text:p text:style-name="P4"><text:span text:style-name="T4">( un enchaînement </text:span><text:span text:style-name="T5">de plusieurs sauts</text:span><text:span text:style-name="T4"> )</text:span></text:p>
            </draw:text-box>
          </draw:frame>
          <draw:frame draw:z-index="18" draw:style-name="gr13" draw:text-style-name="P3" svg:width="42.44mm" svg:height="41.55mm" svg:x="66.58mm" svg:y="1046.93mm">
            <draw:text-box>
              <text:p text:style-name="P1"/>
              <text:p text:style-name="P1"/>
              <text:p text:style-name="P1">TOUR 1 : le joueur 2 déplace son pion de C1 vers D1</text:p>
              <text:p text:style-name="P1">( déplacement à domicile )</text:p>
            </draw:text-box>
          </draw:frame>
          <draw:frame draw:z-index="19" draw:style-name="gr14" draw:text-style-name="P3" svg:width="41.88mm" svg:height="42.08mm" svg:x="66.58mm" svg:y="1170mm">
            <draw:text-box>
              <text:p text:style-name="P1"/>
              <text:p text:style-name="P1"/>
              <text:p text:style-name="P1">TOUR 2 : le joueur 1 déplace son pion G4</text:p>
              <text:p text:style-name="P1">Vers G3 </text:p>
              <text:p text:style-name="P1">( déplacement à domicile )</text:p>
            </draw:text-box>
          </draw:frame>
          <draw:line draw:z-index="20" draw:style-name="gr4" draw:text-style-name="P1" svg:x1="33.01mm" svg:y1="1205.93mm" svg:x2="26.08mm" svg:y2="1205.66mm">
            <text:p/>
          </draw:line>
          <draw:line draw:z-index="21" draw:style-name="gr4" draw:text-style-name="P1" svg:x1="39.39mm" svg:y1="1302.18mm" svg:x2="39.11mm" svg:y2="1308.34mm">
            <text:p/>
          </draw:line>
          <draw:line draw:z-index="22" draw:style-name="gr4" draw:text-style-name="P1" svg:x1="27.19mm" svg:y1="1468.13mm" svg:x2="27.19mm" svg:y2="1461.16mm">
            <text:p/>
          </draw:line>
          <draw:line draw:z-index="23" draw:style-name="gr4" draw:text-style-name="P1" svg:x1="27.03mm" svg:y1="1554.21mm" svg:x2="26.91mm" svg:y2="1560.64mm">
            <text:p/>
          </draw:line>
          <draw:line draw:z-index="24" draw:style-name="gr4" draw:text-style-name="P1" svg:x1="33.01mm" svg:y1="1714.8mm" svg:x2="20.53mm" svg:y2="1703.54mm">
            <text:p/>
          </draw:line>
          <draw:line draw:z-index="25" draw:style-name="gr4" draw:text-style-name="P1" svg:x1="22.47mm" svg:y1="1703.27mm" svg:x2="33.84mm" svg:y2="1692.55mm">
            <text:p/>
          </draw:line>
          <draw:frame draw:z-index="26" draw:style-name="gr12" draw:text-style-name="P3" svg:width="41.61mm" svg:height="41.82mm" svg:x="66.58mm" svg:y="1293.32mm">
            <draw:text-box>
              <text:p text:style-name="P1"/>
              <text:p text:style-name="P1"/>
              <text:p text:style-name="P1">TOUR 3 : le joueur 2 déplace le pion B5 </text:p>
              <text:p text:style-name="P1">Vers C5 </text:p>
              <text:p text:style-name="P1">( déplacement à domicile )</text:p>
            </draw:text-box>
          </draw:frame>
          <draw:frame draw:z-index="27" draw:style-name="gr11" draw:text-style-name="P3" svg:width="41.61mm" svg:height="41.28mm" svg:x="67.41mm" svg:y="1433.28mm">
            <draw:text-box>
              <text:p text:style-name="P1"/>
              <text:p text:style-name="P1"/>
              <text:p text:style-name="P1">TOUR 4 : le joueur 1 déplace le pion G3 vers F3 </text:p>
              <text:p text:style-name="P1">( déplacement à domicile ) <text:s/></text:p>
            </draw:text-box>
          </draw:frame>
          <draw:frame draw:z-index="28" draw:style-name="gr15" draw:text-style-name="P3" svg:width="41.61mm" svg:height="42.35mm" svg:x="66.85mm" svg:y="1540.8mm">
            <draw:text-box>
              <text:p text:style-name="P1"><text:s/></text:p>
              <text:p text:style-name="P1"/>
              <text:p text:style-name="P1">TOUR 5 : le joueur 2 déplace son pion C3 vers D3 </text:p>
              <text:p text:style-name="P1">( déplacement à domicile )</text:p>
            </draw:text-box>
          </draw:frame>
          <draw:line draw:z-index="29" draw:style-name="gr4" draw:text-style-name="P1" svg:x1="14.7mm" svg:y1="1060.88mm" svg:x2="14.7mm" svg:y2="1066.51mm">
            <text:p/>
          </draw:line>
          <draw:frame draw:z-index="30" draw:style-name="gr16" draw:text-style-name="P3" svg:width="41.61mm" svg:height="43.69mm" svg:x="60.47mm" svg:y="1689.06mm">
            <draw:text-box>
              <text:p text:style-name="P1"/>
              <text:p text:style-name="P1">TOUR 6 : le joueur 1 fait un déplacement par saut </text:p>
              <text:p text:style-name="P1">Du pion E5 vers A5 passant par C3 </text:p>
              <text:p text:style-name="P1">( un enchaînement <text:span text:style-name="T5">de plusieurs sauts )</text:span></text:p>
              <text:p text:style-name="P1"><text:span text:style-name="T5">Et gagne la partie </text:span></text:p>
            </draw:text-box>
          </draw:frame>
        </table:shapes>
        <table:table-column table:style-name="co1" table:number-columns-repeated="1024" table:default-cell-style-name="Default"/>
        <table:table-row table:style-name="ro1"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2"/>
        </table:table-row>
        <table:table-row table:style-name="ro2">
          <table:table-cell table:style-name="ce10"/>
          <table:table-cell table:number-columns-repeated="1023"/>
        </table:table-row>
        <table:table-row table:style-name="ro3">
          <table:table-cell table:number-columns-repeated="2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8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 table:number-columns-repeated="3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 table:number-rows-repeated="6">
          <table:table-cell table:number-columns-repeated="1024"/>
        </table:table-row>
        <table:table-row table:style-name="ro3">
          <table:table-cell table:style-name="ce10"/>
          <table:table-cell table:number-columns-repeated="1023"/>
        </table:table-row>
        <table:table-row table:style-name="ro4">
          <table:table-cell table:style-name="ce10"/>
          <table:table-cell table:number-columns-repeated="1023"/>
        </table:table-row>
        <table:table-row table:style-name="ro5">
          <table:table-cell table:number-columns-repeated="1024"/>
        </table:table-row>
        <table:table-row table:style-name="ro3" table:number-rows-repeated="2">
          <table:table-cell table:number-columns-repeated="1024"/>
        </table:table-row>
        <table:table-row table:style-name="ro6">
          <table:table-cell table:number-columns-repeated="13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2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36" table:number-columns-repeated="2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 table:number-rows-repeated="9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 table:number-rows-repeated="10">
          <table:table-cell table:number-columns-repeated="1024"/>
        </table:table-row>
        <table:table-row table:style-name="ro7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/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3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 table:number-rows-repeated="4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36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 table:number-rows-repeated="7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6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2"/>
          <table:table-cell table:style-name="ce37" office:value-type="string" calcext:value-type="string">
            <text:p>○</text:p>
          </table:table-cell>
          <table:table-cell table:style-name="ce4" table:number-columns-repeated="3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/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/>
          <table:table-cell table:style-name="ce36"/>
          <table:table-cell table:number-columns-repeated="2" table:style-name="ce36" office:value-type="string" calcext:value-type="string">
            <text:p>○</text:p>
          </table:table-cell>
          <table:table-cell table:style-name="ce5"/>
          <table:table-cell table:style-name="ce36"/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3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 table:number-rows-repeated="6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2"/>
          <table:table-cell table:style-name="ce37" office:value-type="string" calcext:value-type="string">
            <text:p>○</text:p>
          </table:table-cell>
          <table:table-cell table:style-name="ce4" table:number-columns-repeated="3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4" table:number-columns-repeated="2"/>
          <table:table-cell table:style-name="ce37" office:value-type="string" calcext:value-type="string">
            <text:p>○</text:p>
          </table:table-cell>
          <table:table-cell table:style-name="ce4" table:number-columns-repeated="3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/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style-name="ce36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/>
          <table:table-cell table:style-name="ce36" table:number-columns-repeated="2"/>
          <table:table-cell table:style-name="ce36" office:value-type="string" calcext:value-type="string">
            <text:p>○</text:p>
          </table:table-cell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 table:number-rows-repeated="5">
          <table:table-cell table:number-columns-repeated="1024"/>
        </table:table-row>
        <table:table-row table:style-name="ro6">
          <table:table-cell/>
          <table:table-cell table:style-name="ce10"/>
          <table:table-cell table:number-columns-repeated="12"/>
          <table:table-cell table:style-name="ce28" office:value-type="string" calcext:value-type="string">
            <text:p>Scénario Déplacement</text:p>
          </table:table-cell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3"/>
          <table:table-cell table:style-name="ce12" office:value-type="string" calcext:value-type="string">
            <text:p>Configuration de départ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2"/>
          <table:table-cell table:style-name="ce12" table:number-columns-repeated="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8"/>
        </table:table-row>
        <table:table-row table:style-name="ro3">
          <table:table-cell table:number-columns-repeated="12"/>
          <table:table-cell table:style-name="ce12" table:number-columns-repeated="5"/>
          <table:table-cell table:number-columns-repeated="1007"/>
        </table:table-row>
        <table:table-row table:style-name="ro3">
          <table:table-cell table:number-columns-repeated="2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/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3"/>
          <table:table-cell table:style-name="ce6" table:number-columns-repeated="2"/>
          <table:table-cell table:style-name="ce3" table:number-columns-repeated="3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B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5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/>
          <table:table-cell table:style-name="ce20" office:value-type="string" calcext:value-type="string">
            <text:p>Cases de pions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 table:style-name="ce35" office:value-type="string" calcext:value-type="string">
            <text:p>●</text:p>
          </table:table-cell>
          <table:table-cell table:style-name="ce3"/>
          <table:table-cell/>
          <table:table-cell office:value-type="string" calcext:value-type="string">
            <text:p>À copier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3" table:number-columns-repeated="8"/>
          <table:table-cell/>
          <table:table-cell table:style-name="ce1" office:value-type="string" calcext:value-type="string">
            <text:p>○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E</text:p>
          </table:table-cell>
          <table:table-cell table:style-name="ce4"/>
          <table:table-cell table:style-name="ce37"/>
          <table:table-cell table:style-name="ce4" table:number-columns-repeated="2"/>
          <table:table-cell table:style-name="ce37" office:value-type="string" calcext:value-type="string">
            <text:p>○</text:p>
          </table:table-cell>
          <table:table-cell table:style-name="ce4" table:number-columns-repeated="3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/>
          <table:table-cell table:style-name="ce4" table:number-columns-repeated="2"/>
          <table:table-cell table:style-name="ce37" office:value-type="string" calcext:value-type="string">
            <text:p>○</text:p>
          </table:table-cell>
          <table:table-cell table:style-name="ce4" table:number-columns-repeated="3"/>
          <table:table-cell/>
          <table:table-cell table:style-name="ce1" office:value-type="string" calcext:value-type="string">
            <text:p>●</text:p>
          </table:table-cell>
          <table:table-cell table:number-columns-repeated="993"/>
        </table:table-row>
        <table:table-row table:style-name="ro3">
          <table:table-cell table:number-columns-repeated="2"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36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5"/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5"/>
          <table:table-cell table:style-name="ce36" office:value-type="string" calcext:value-type="string">
            <text:p>○</text:p>
          </table:table-cell>
          <table:table-cell table:style-name="ce5"/>
          <table:table-cell table:style-name="ce36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G</text:p>
          </table:table-cell>
          <table:table-cell table:style-name="ce36"/>
          <table:table-cell table:style-name="ce19" office:value-type="string" calcext:value-type="string">
            <text:p>○</text:p>
          </table:table-cell>
          <table:table-cell table:style-name="ce36"/>
          <table:table-cell table:style-name="ce19"/>
          <table:table-cell table:style-name="ce36" office:value-type="string" calcext:value-type="string">
            <text:p>○</text:p>
          </table:table-cell>
          <table:table-cell table:style-name="ce19"/>
          <table:table-cell table:style-name="ce36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36"/>
          <table:table-cell table:style-name="ce19"/>
          <table:table-cell table:style-name="ce36" table:number-columns-repeated="2"/>
          <table:table-cell table:style-name="ce36" office:value-type="string" calcext:value-type="string">
            <text:p>○</text:p>
          </table:table-cell>
          <table:table-cell table:style-name="ce19" office:value-type="string" calcext:value-type="string">
            <text:p>○</text:p>
          </table:table-cell>
          <table:table-cell table:style-name="ce36" office:value-type="string" calcext:value-type="string">
            <text:p>○</text:p>
          </table:table-cell>
          <table:table-cell table:style-name="ce5"/>
          <table:table-cell table:number-columns-repeated="995"/>
        </table:table-row>
        <table:table-row table:style-name="ro3">
          <table:table-cell table:number-columns-repeated="2"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style-name="ce5" table:number-columns-repeated="2"/>
          <table:table-cell table:style-name="ce19" office:value-type="string" calcext:value-type="string">
            <text:p>○</text:p>
          </table:table-cell>
          <table:table-cell table:style-name="ce7" table:number-columns-repeated="2"/>
          <table:table-cell table:style-name="ce5" table:number-columns-repeated="3"/>
          <table:table-cell table:number-columns-repeated="995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table:style-name="ce10"/>
          <table:table-cell table:number-columns-repeated="12"/>
          <table:table-cell table:style-name="ce28"/>
          <table:table-cell/>
          <table:table-cell table:style-name="ce20" table:number-columns-repeated="7"/>
          <table:table-cell table:number-columns-repeated="1001"/>
        </table:table-row>
        <table:table-row table:style-name="ro3">
          <table:table-cell/>
          <table:table-cell table:style-name="ce10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6">
          <table:table-cell table:style-name="ce13"/>
          <table:table-cell table:number-columns-repeated="12"/>
          <table:table-cell table:style-name="ce29" office:value-type="string" calcext:value-type="string">
            <text:p>Scénario Fin Partie</text:p>
          </table:table-cell>
          <table:table-cell table:number-columns-repeated="1010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number-columns-repeated="2" table:style-name="ce17" office:value-type="string" calcext:value-type="string">
            <text:p>●</text:p>
          </table:table-cell>
          <table:table-cell table:style-name="ce17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number-columns-repeated="2"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17" office:value-type="string" calcext:value-type="string">
            <text:p>●</text:p>
          </table:table-cell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3" table:number-columns-repeated="5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○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5"/>
          <table:table-cell table:style-name="ce17"/>
          <table:table-cell table:style-name="ce3" table:number-columns-repeated="2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/>
          <table:table-cell table:style-name="ce4" table:number-columns-repeated="2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/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/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 table:number-columns-repeated="4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5" table:number-columns-repeated="3"/>
          <table:table-cell table:style-name="ce19" office:value-type="string" calcext:value-type="string">
            <text:p>○</text:p>
          </table:table-cell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5"/>
          <table:table-cell table:style-name="ce19" office:value-type="string" calcext:value-type="string">
            <text:p>○</text:p>
          </table:table-cell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number-columns-repeated="2" table:style-name="ce17" office:value-type="string" calcext:value-type="string">
            <text:p>●</text:p>
          </table:table-cell>
          <table:table-cell table:style-name="ce17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number-columns-repeated="2"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 table:number-columns-repeated="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5"/>
          <table:table-cell table:style-name="ce17" table:number-columns-repeated="2"/>
          <table:table-cell table:style-name="ce3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table:number-columns-repeated="2"/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/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/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 table:number-columns-repeated="4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5"/>
          <table:table-cell table:style-name="ce19" office:value-type="string" calcext:value-type="string">
            <text:p>○</text:p>
          </table:table-cell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19" office:value-type="string" calcext:value-type="string">
            <text:p>○</text:p>
          </table:table-cell>
          <table:table-cell table:style-name="ce19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number-columns-repeated="2" table:style-name="ce17" office:value-type="string" calcext:value-type="string">
            <text:p>●</text:p>
          </table:table-cell>
          <table:table-cell table:style-name="ce17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5"/>
          <table:table-cell table:style-name="ce17"/>
          <table:table-cell table:style-name="ce3" table:number-columns-repeated="2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table:number-columns-repeated="2"/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/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/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 table:number-columns-repeated="4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19" office:value-type="string" calcext:value-type="string">
            <text:p>○</text:p>
          </table:table-cell>
          <table:table-cell table:style-name="ce19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19" office:value-type="string" calcext:value-type="string">
            <text:p>○</text:p>
          </table:table-cell>
          <table:table-cell table:style-name="ce19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14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5"/>
          <table:table-cell table:style-name="ce17"/>
          <table:table-cell table:style-name="ce3" table:number-columns-repeated="2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3"/>
          <table:table-cell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table:number-columns-repeated="2"/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/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/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19" office:value-type="string" calcext:value-type="string">
            <text:p>○</text:p>
          </table:table-cell>
          <table:table-cell table:style-name="ce19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 table:number-columns-repeated="3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2"/>
          <table:table-cell table:style-name="ce19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8">
          <table:table-cell table:number-columns-repeated="1024"/>
        </table:table-row>
        <table:table-row table:style-name="ro3">
          <table:table-cell table:number-columns-repeated="2"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999"/>
        </table:table-row>
        <table:table-row table:style-name="ro3">
          <table:table-cell table:number-columns-repeated="11"/>
          <table:table-cell table:style-name="ce12" table:number-columns-repeated="5"/>
          <table:table-cell table:number-columns-repeated="1008"/>
        </table:table-row>
        <table:table-row table:style-name="ro3">
          <table:table-cell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C</text:p>
          </table:table-cell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table:number-columns-repeated="2"/>
          <table:table-cell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office:value-type="string" calcext:value-type="string">
            <text:p>À copier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style-name="ce17"/>
          <table:table-cell table:style-name="ce17" office:value-type="string" calcext:value-type="string">
            <text:p>●</text:p>
          </table:table-cell>
          <table:table-cell table:style-name="ce35"/>
          <table:table-cell table:style-name="ce17"/>
          <table:table-cell table:style-name="ce3" table:number-columns-repeated="2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 office:value-type="string" calcext:value-type="string">
            <text:p>●</text:p>
          </table:table-cell>
          <table:table-cell table:style-name="ce17" office:value-type="string" calcext:value-type="string">
            <text:p>○</text:p>
          </table:table-cell>
          <table:table-cell table:number-columns-repeated="2"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E</text:p>
          </table:table-cell>
          <table:table-cell table:style-name="ce4"/>
          <table:table-cell table:style-name="ce37" table:number-columns-repeated="2"/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/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4"/>
        </table:table-row>
        <table:table-row table:style-name="ro3"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/>
          <table:table-cell table:style-name="ce5"/>
          <table:table-cell table:style-name="ce19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 table:number-columns-repeated="3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6"/>
        </table:table-row>
        <table:table-row table:style-name="ro3"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 table:number-columns-repeated="996"/>
        </table:table-row>
        <table:table-row table:style-name="ro3"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0"/>
        </table:table-row>
        <table:table-row table:style-name="ro3" table:number-rows-repeated="16">
          <table:table-cell table:number-columns-repeated="1024"/>
        </table:table-row>
        <table:table-row table:style-name="ro3">
          <table:table-cell/>
          <table:table-cell table:style-name="ce12" office:value-type="string" calcext:value-type="string">
            <text:p>Une configuration possible</text:p>
          </table:table-cell>
          <table:table-cell table:number-columns-repeated="8"/>
          <table:table-cell table:style-name="ce12" office:value-type="string" calcext:value-type="string">
            <text:p>Déplacements Joueur 1 </text:p>
          </table:table-cell>
          <table:table-cell table:style-name="ce12" table:number-columns-repeated="4"/>
          <table:table-cell table:number-columns-repeated="3"/>
          <table:table-cell table:style-name="ce12"/>
          <table:table-cell table:style-name="ce12" office:value-type="string" calcext:value-type="string">
            <text:p>Configuration après déplacement(s) Joueur 1</text:p>
          </table:table-cell>
          <table:table-cell table:style-name="ce12" table:number-columns-repeated="4"/>
          <table:table-cell table:number-columns-repeated="1000"/>
        </table:table-row>
        <table:table-row table:style-name="ro3">
          <table:table-cell table:number-columns-repeated="10"/>
          <table:table-cell table:style-name="ce12" table:number-columns-repeated="5"/>
          <table:table-cell table:number-columns-repeated="1009"/>
        </table:table-row>
        <table:table-row table:style-name="ro3"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/>
          <table:table-cell table:style-name="ce20" table:number-columns-repeated="5"/>
          <table:table-cell table:number-columns-repeated="3"/>
          <table:table-cell table:style-name="ce2"/>
          <table:table-cell table:style-name="ce2" office:value-type="string" calcext:value-type="string">
            <text:p>1</text:p>
          </table:table-cell>
          <table:table-cell table:style-name="ce2" office:value-type="string" calcext:value-type="string">
            <text:p>2</text:p>
          </table:table-cell>
          <table:table-cell table:style-name="ce2" office:value-type="string" calcext:value-type="string">
            <text:p>3</text:p>
          </table:table-cell>
          <table:table-cell table:style-name="ce2" office:value-type="string" calcext:value-type="string">
            <text:p>4</text:p>
          </table:table-cell>
          <table:table-cell table:style-name="ce2" office:value-type="string" calcext:value-type="string">
            <text:p>5</text:p>
          </table:table-cell>
          <table:table-cell table:style-name="ce8" office:value-type="float" office:value="6" calcext:value-type="float">
            <text:p>6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8" calcext:value-type="float">
            <text:p>8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6" table:number-columns-repeated="2"/>
          <table:table-cell table:style-name="ce3" table:number-columns-repeated="3"/>
          <table:table-cell office:value-type="string" calcext:value-type="string">
            <text:p><text:s/></text:p>
          </table:table-cell>
          <table:table-cell table:style-name="ce21"/>
          <table:table-cell table:style-name="ce25" table:number-columns-repeated="4"/>
          <table:table-cell table:style-name="ce30"/>
          <table:table-cell table:style-name="ce31"/>
          <table:table-cell/>
          <table:table-cell table:style-name="ce2" office:value-type="string" calcext:value-type="string">
            <text:p>A</text:p>
          </table:table-cell>
          <table:table-cell table:style-name="ce3" table:number-columns-repeated="2"/>
          <table:table-cell table:style-name="ce17" office:value-type="string" calcext:value-type="string">
            <text:p>●</text:p>
          </table:table-cell>
          <table:table-cell table:style-name="ce57"/>
          <table:table-cell table:style-name="ce6"/>
          <table:table-cell table:style-name="ce3" table:number-columns-repeated="3"/>
          <table:table-cell table:number-columns-repeated="997"/>
        </table:table-row>
        <table:table-row table:style-name="ro3"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 table:number-columns-repeated="2"/>
          <table:table-cell table:style-name="ce3"/>
          <table:table-cell table:style-name="ce17"/>
          <table:table-cell office:value-type="string" calcext:value-type="string">
            <text:p><text:s/></text:p>
          </table:table-cell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B</text:p>
          </table:table-cell>
          <table:table-cell table:style-name="ce3"/>
          <table:table-cell table:style-name="ce17"/>
          <table:table-cell table:style-name="ce3"/>
          <table:table-cell table:style-name="ce17" office:value-type="string" calcext:value-type="string">
            <text:p>●</text:p>
          </table:table-cell>
          <table:table-cell table:style-name="ce17"/>
          <table:table-cell table:style-name="ce3" table:number-columns-repeated="3"/>
          <table:table-cell/>
          <table:table-cell table:style-name="ce20" office:value-type="string" calcext:value-type="string">
            <text:p>Cases de pions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C</text:p>
          </table:table-cell>
          <table:table-cell table:style-name="ce17"/>
          <table:table-cell table:style-name="ce3"/>
          <table:table-cell table:style-name="ce17" table:number-columns-repeated="2"/>
          <table:table-cell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/>
          <table:table-cell/>
          <table:table-cell table:style-name="ce22"/>
          <table:table-cell table:style-name="ce20" table:number-columns-repeated="3"/>
          <table:table-cell table:style-name="ce26"/>
          <table:table-cell/>
          <table:table-cell table:style-name="ce32"/>
          <table:table-cell/>
          <table:table-cell table:style-name="ce2" office:value-type="string" calcext:value-type="string">
            <text:p>C</text:p>
          </table:table-cell>
          <table:table-cell table:style-name="ce3" table:number-columns-repeated="2"/>
          <table:table-cell table:style-name="ce17" table:number-columns-repeated="2"/>
          <table:table-cell table:style-name="ce17" office:value-type="string" calcext:value-type="string">
            <text:p>●</text:p>
          </table:table-cell>
          <table:table-cell table:style-name="ce3" table:number-columns-repeated="3"/>
          <table:table-cell/>
          <table:table-cell office:value-type="string" calcext:value-type="string">
            <text:p>À copier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○</text:p>
          </table:table-cell>
          <table:table-cell table:number-columns-repeated="2" table:style-name="ce17" office:value-type="string" calcext:value-type="string">
            <text:p>●</text:p>
          </table:table-cell>
          <table:table-cell table:style-name="ce35"/>
          <table:table-cell table:style-name="ce17"/>
          <table:table-cell table:style-name="ce3" table:number-columns-repeated="2"/>
          <table:table-cell/>
          <table:table-cell table:style-name="ce22"/>
          <table:table-cell table:style-name="ce26" table:number-columns-repeated="4"/>
          <table:table-cell/>
          <table:table-cell table:style-name="ce32"/>
          <table:table-cell/>
          <table:table-cell table:style-name="ce2" office:value-type="string" calcext:value-type="string">
            <text:p>D</text:p>
          </table:table-cell>
          <table:table-cell table:style-name="ce17"/>
          <table:table-cell table:style-name="ce17" office:value-type="string" calcext:value-type="string">
            <text:p>○</text:p>
          </table:table-cell>
          <table:table-cell table:number-columns-repeated="2" table:style-name="ce17" office:value-type="string" calcext:value-type="string">
            <text:p>●</text:p>
          </table:table-cell>
          <table:table-cell table:style-name="ce3"/>
          <table:table-cell table:style-name="ce17"/>
          <table:table-cell table:style-name="ce3" table:number-columns-repeated="2"/>
          <table:table-cell/>
          <table:table-cell table:style-name="ce1" office:value-type="string" calcext:value-type="string">
            <text:p>○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E</text:p>
          </table:table-cell>
          <table:table-cell table:style-name="ce4"/>
          <table:table-cell table:style-name="ce37"/>
          <table:table-cell table:style-name="ce37" office:value-type="string" calcext:value-type="string">
            <text:p>●</text:p>
          </table:table-cell>
          <table:table-cell table:style-name="ce4"/>
          <table:table-cell table:style-name="ce40" office:value-type="string" calcext:value-type="string">
            <text:p>○</text:p>
          </table:table-cell>
          <table:table-cell table:style-name="ce4" table:number-columns-repeated="2"/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E</text:p>
          </table:table-cell>
          <table:table-cell table:style-name="ce4" table:number-columns-repeated="2"/>
          <table:table-cell table:style-name="ce37" office:value-type="string" calcext:value-type="string">
            <text:p>●</text:p>
          </table:table-cell>
          <table:table-cell table:style-name="ce4"/>
          <table:table-cell table:style-name="ce37" office:value-type="string" calcext:value-type="string">
            <text:p>○</text:p>
          </table:table-cell>
          <table:table-cell table:style-name="ce37"/>
          <table:table-cell table:style-name="ce4" table:number-columns-repeated="2"/>
          <table:table-cell/>
          <table:table-cell table:style-name="ce1" office:value-type="string" calcext:value-type="string">
            <text:p>●</text:p>
          </table:table-cell>
          <table:table-cell table:number-columns-repeated="995"/>
        </table:table-row>
        <table:table-row table:style-name="ro3"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F</text:p>
          </table:table-cell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style-name="ce5" table:number-columns-repeated="2"/>
          <table:table-cell table:style-name="ce19" office:value-type="string" calcext:value-type="string">
            <text:p>●</text:p>
          </table:table-cell>
          <table:table-cell table:style-name="ce5"/>
          <table:table-cell table:style-name="ce19" office:value-type="string" calcext:value-type="string">
            <text:p>○</text:p>
          </table:table-cell>
          <table:table-cell table:number-columns-repeated="997"/>
        </table:table-row>
        <table:table-row table:style-name="ro3">
          <table:table-cell table:style-name="ce2" office:value-type="string" calcext:value-type="string">
            <text:p>G</text:p>
          </table:table-cell>
          <table:table-cell table:style-name="ce5"/>
          <table:table-cell table:style-name="ce19" table:number-columns-repeated="3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/>
          <table:table-cell table:style-name="ce23"/>
          <table:table-cell table:number-columns-repeated="5"/>
          <table:table-cell table:style-name="ce32"/>
          <table:table-cell/>
          <table:table-cell table:style-name="ce2" office:value-type="string" calcext:value-type="string">
            <text:p>G</text:p>
          </table:table-cell>
          <table:table-cell table:style-name="ce5"/>
          <table:table-cell table:style-name="ce19" table:number-columns-repeated="3"/>
          <table:table-cell table:style-name="ce5"/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number-columns-repeated="997"/>
        </table:table-row>
        <table:table-row table:style-name="ro3"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/>
          <table:table-cell table:style-name="ce24"/>
          <table:table-cell table:style-name="ce27" table:number-columns-repeated="5"/>
          <table:table-cell table:style-name="ce33"/>
          <table:table-cell/>
          <table:table-cell table:style-name="ce2" office:value-type="string" calcext:value-type="string">
            <text:p>H</text:p>
          </table:table-cell>
          <table:table-cell table:number-columns-repeated="2" table:style-name="ce19" office:value-type="string" calcext:value-type="string">
            <text:p>○</text:p>
          </table:table-cell>
          <table:table-cell table:style-name="ce5"/>
          <table:table-cell table:style-name="ce7" table:number-columns-repeated="2"/>
          <table:table-cell table:style-name="ce5" table:number-columns-repeated="3"/>
          <table:table-cell table:number-columns-repeated="997"/>
        </table:table-row>
        <table:table-row table:style-name="ro3"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1021"/>
        </table:table-row>
        <table:table-row table:style-name="ro3" table:number-rows-repeated="1048256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SFBX1200" svg:font-family="SFBX1200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Segoe UI Symbol" svg:font-family="'Segoe UI Symbol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4P0" style:volatile="true">
      <number:number number:decimal-places="0" loext:min-decimal-places="0" number:min-integer-digits="1" number:grouping="true"/>
      <number:text> €</number:text>
    </number:number-style>
    <number:number-style style:name="N11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  <number:text> €</number:text>
    </number:number-style>
    <number:number-style style:name="N11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15P0"/>
    </number:number-style>
    <number:number-style style:name="N117P0" style:volatile="true">
      <number:number number:decimal-places="2" loext:min-decimal-places="2" number:min-integer-digits="1" number:grouping="true"/>
      <number:text> €</number:text>
    </number:number-style>
    <number:number-style style:name="N117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26P2" style:volatile="true">
      <loext:text> </loext:text>
      <loext:fill-character> </loext:fill-character>
      <number:text>- €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">
      <number:number number:decimal-places="1" loext:min-decimal-places="1" number:min-integer-digits="1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number:number-style style:name="N10128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fr" number:country="FR">
      <loext:text> </loext:text>
      <loext:fill-character> </loext:fill-character>
      <number:text>-    </number:text>
    </number:number-style>
    <number:text-style style:name="N10128" number:language="fr" number:country="FR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fr" number:country="FR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fr" number:country="FR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fr" number:country="FR">
      <loext:text> </loext:text>
      <loext:fill-character> </loext:fill-character>
      <number:text>- € </number:text>
    </number:number-style>
    <number:text-style style:name="N10132" number:language="fr" number:country="FR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fr" number:country="FR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fr" number:country="FR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fr" number:country="FR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fr" number:country="FR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fr" number:country="FR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420mm" fo:page-height="297mm" style:num-format="1" style:print-orientation="landscape" style:scale-to="177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6">00/00/0000</text:date>, <text:time style:data-style-name="N2" text:time-value="14:12:29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8-01-16T14:26:25.211989123</meta:creation-date>
    <dc:date>2020-01-26T19:25:45.116000000</dc:date>
    <meta:editing-duration>PT18H21M2S</meta:editing-duration>
    <meta:editing-cycles>19</meta:editing-cycles>
    <meta:generator>LibreOffice/6.3.3.2$Windows_X86_64 LibreOffice_project/a64200df03143b798afd1ec74a12ab50359878ed</meta:generator>
    <meta:document-statistic meta:table-count="1" meta:cell-count="1027" meta:object-count="31"/>
  </office:meta>
</office:document-meta>
</file>